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" svg:font-family="Menlo, Monaco, 'Courier New', monospac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" style:family="text">
      <style:text-properties fo:color="#000000" style:font-name="Menlo" fo:font-size="9.14999961853027pt" fo:font-weight="normal" fo:background-color="#ffffff"/>
    </style:style>
    <style:style style:name="T2" style:family="text">
      <style:text-properties fo:color="#000000" style:font-name="Times" fo:font-size="9.14999961853027pt" fo:font-weight="normal" fo:background-color="#ffffff"/>
    </style:style>
    <style:style style:name="T3" style:family="text">
      <style:text-properties fo:color="#000000" style:font-name="Times New Roman" fo:font-size="9.14999961853027pt" fo:font-weight="normal" fo:background-color="#ffffff"/>
    </style:style>
    <style:style style:name="T4" style:family="text">
      <style:text-properties fo:color="#000000" style:font-name="Times New Roman" fo:font-size="12pt" fo:font-weight="normal" fo:background-color="#ffffff" style:font-size-asian="12pt" style:font-size-complex="12pt"/>
    </style:style>
    <style:style style:name="T5" style:family="text">
      <style:text-properties fo:color="#000000" fo:font-size="12pt" fo:font-weight="normal" fo:background-color="#ffffff" style:font-size-asian="12pt" style:font-size-complex="12pt"/>
    </style:style>
    <style:style style:name="T6" style:family="text">
      <style:text-properties fo:color="#000000" fo:font-size="9.14999961853027pt" fo:font-weight="normal" fo:background-color="#ffffff"/>
    </style:style>
    <style:style style:name="T7" style:family="text">
      <style:text-properties fo:color="#000000" fo:font-weight="normal" fo:background-color="#ffffff"/>
    </style:style>
    <style:style style:name="T8" style:family="text">
      <style:text-properties style:font-name="Times"/>
    </style:style>
    <style:style style:name="T9" style:family="text">
      <style:text-properties style:font-name="Times New Roman"/>
    </style:style>
    <style:style style:name="T10" style:family="text">
      <style:text-properties style:font-name="Times New Roman" fo:font-size="12pt" style:font-size-asian="12pt" style:font-size-complex="12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CRC Map for Dice Game</text:p>
      <text:p text:style-name="P1"/>
      <text:p text:style-name="P1"/>
      <text:p text:style-name="P1"/>
      <text:p text:style-name="P1"><text:span text:style-name="T12">Game:</text:span> The game needs to start and end. The players are trying to reach 100 points. The first player that reaches 100 points is the winner. T<text:span text:style-name="T7">hey roll a die over and over until they roll a 1 (a "pig") or they choose to hold. If they hold, they add the sum of their rolls to their score. If they roll a 1, they get no points. After a 1 is rolled or the player holds, the other player takes their turn.</text:span></text:p>
      <text:p text:style-name="P1"/>
      <text:p text:style-name="P1"><text:span text:style-name="T12">Note: </text:span>I am only using one dice in this project. </text:p>
      <text:p text:style-name="P1"/>
      <text:p text:style-name="P1"><text:span text:style-name="T12">Dice:</text:span> The dice contain 6 rows, you can have up to 6 different options. If you roll a 1, you loose your turn.</text:p>
      <text:p text:style-name="P1"/>
      <text:p text:style-name="P1"><text:span text:style-name="T12">Dealer:</text:span> The computer in the game and supplies the dice. <text:span text:style-name="T7">The computer player will always hold until they roll a total of 20 points.</text:span></text:p>
      <text:p text:style-name="P1"/>
      <text:p text:style-name="P1"/>
      <text:p text:style-name="P1"><text:span text:style-name="T12">Player: </text:span>Two players. One human player, and a computer. <text:span text:style-name="T7">The first player is chosen randomly. (For example, you could flip a coin or both roll a die and pick the higher roll.)</text:span></text:p>
      <text:p text:style-name="P1"/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" svg:font-family="Menlo, Monaco, 'Courier New', monospac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e Edwards</meta:initial-creator>
    <meta:creation-date>2020-02-19T13:49:56</meta:creation-date>
    <dc:date>2020-02-19T16:53:59</dc:date>
    <dc:creator>Dane Edwards</dc:creator>
    <meta:editing-duration>PT3H4M4S</meta:editing-duration>
    <meta:editing-cycles>11</meta:editing-cycles>
    <meta:generator>OpenOffice/4.1.7$Unix OpenOffice.org_project/417m1$Build-9800</meta:generator>
    <meta:document-statistic meta:table-count="0" meta:image-count="0" meta:object-count="0" meta:page-count="1" meta:paragraph-count="6" meta:word-count="176" meta:character-count="878"/>
  </office:meta>
</office:document-meta>
</file>